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STAIRWAY INCORPORATED </text:p>
      <text:p text:style-name="P2">STAIRWAY E-HOSTELS</text:p>
      <text:p text:style-name="P3">PROJECT DESIGN</text:p>
      <text:p text:style-name="P3">AITI-GHANA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TI Student</meta:initial-creator>
    <meta:creation-date>2012-07-20T16:51:40</meta:creation-date>
    <meta:document-statistic meta:table-count="0" meta:image-count="0" meta:object-count="0" meta:page-count="1" meta:paragraph-count="4" meta:word-count="8" meta:character-count="69" meta:non-whitespace-character-count="64"/>
    <dc:date>2012-07-20T16:54:54</dc:date>
    <dc:creator>AITI Student</dc:creator>
    <meta:editing-duration>PT3M14S</meta:editing-duration>
    <meta:editing-cycles>1</meta:editing-cycles>
    <meta:generator>LibreOffice/3.4$Linux LibreOffice_project/340m1$Build-302</meta:generator>
  </office:meta>
</office:document-meta>
</file>